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5.96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998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1.053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1.078cm" fo:break-before="auto" style:use-optimal-row-height="false"/>
    </style:style>
    <style:style style:name="ro16" style:family="table-row">
      <style:table-row-properties style:row-height="0.446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1.104cm" fo:break-before="auto" style:use-optimal-row-height="false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font-name="Times New Roman" fo:font-size="16pt" style:font-size-asian="16pt" style:font-size-complex="16pt"/>
    </style:style>
    <style:style style:name="ce4" style:family="table-cell" style:parent-style-name="Default"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fo:wrap-option="wrap"/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7pt" fo:font-weight="bold" style:font-size-asian="17pt" style:font-weight-asian="bold" style:font-size-complex="17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font-name="Times New Roman" fo:font-size="14pt" style:font-size-asian="14pt" style:font-size-complex="14pt"/>
    </style:style>
    <style:style style:name="ce11" style:family="table-cell" style:parent-style-name="Default"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wrap-option="no-wrap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ext-properties style:font-name="Times New Roman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wrap-option="wrap"/>
      <style:text-properties fo:color="#0000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/>
    </style:style>
    <style:style style:name="ce18" style:family="table-cell" style:parent-style-name="Default" style:data-style-name="N11">
      <style:table-cell-properties fo:wrap-option="wrap"/>
      <style:text-properties fo:color="#0000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/>
    </style:style>
    <style:style style:name="ce19" style:family="table-cell" style:parent-style-name="Default">
      <style:table-cell-properties fo:wrap-option="wrap"/>
      <style:text-properties fo:color="#0000ff"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/>
      <style:text-properties fo:color="#0000ff"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8">
      <style:table-cell-properties fo:wrap-option="wrap"/>
      <style:text-properties fo:color="#0000ff"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fo:wrap-option="wrap"/>
      <style:text-properties fo:color="#0000ff"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color="#0000ff"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color="#0000ff" style:font-name="Arial" fo:font-weight="bold" style:font-weight-asian="bold" style:font-weight-complex="bold"/>
    </style:style>
    <style:style style:name="ce25" style:family="table-cell" style:parent-style-name="Default" style:data-style-name="N61">
      <style:table-cell-properties fo:wrap-option="wrap"/>
      <style:text-properties fo:color="#0000ff"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wrap-option="wrap"/>
      <style:text-properties style:font-name="Times New Roman" fo:font-weight="bold" style:font-weight-asian="bold" style:font-weight-complex="bold"/>
    </style:style>
    <style:style style:name="ce27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0" style:family="table-cell" style:parent-style-name="Default" style:data-style-name="N100">
      <style:table-cell-properties fo:wrap-option="wrap"/>
      <style:text-properties style:font-name="Times New Roma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/>
    </style:style>
    <style:style style:name="ce37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13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8">
      <style:table-cell-properties style:text-align-source="fix" style:repeat-content="false" fo:wrap-option="wra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12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60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fo:font-weight="bold" style:font-weight-asian="bold" style:font-weight-complex="bold"/>
    </style:style>
    <style:style style:name="ce50" style:family="table-cell" style:parent-style-name="Default">
      <style:text-properties style:font-name="Times New Roman" fo:font-size="10pt" style:font-size-asian="10pt" style:font-size-complex="10pt"/>
    </style:style>
    <style:style style:name="ce51" style:family="table-cell" style:parent-style-name="Default" style:data-style-name="N108">
      <style:text-properties style:font-name="Times New Roman"/>
    </style:style>
    <style:style style:name="ce52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false" fo:min-height="1.5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3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8" table:number-columns-repeated="246" table:default-cell-style-name="ce2"/>
        <table:table-row table:style-name="ro1">
          <table:table-cell table:style-name="ce1"/>
          <table:table-cell table:style-name="ce6" office:value-type="string">
            <text:p>Signal and signal-to-noise ratio of absorption spectrophotometry</text:p>
          </table:table-cell>
          <table:table-cell table:style-name="ce1"/>
          <table:table-cell table:style-name="Default" table:number-columns-repeated="2"/>
          <table:table-cell table:style-name="ce31"/>
          <table:table-cell table:style-name="ce1" table:number-columns-repeated="3"/>
          <table:table-cell table:style-name="Default" table:number-columns-repeated="12"/>
          <table:table-cell table:style-name="ce1" table:number-columns-repeated="235"/>
        </table:table-row>
        <table:table-row table:style-name="ro2">
          <table:table-cell table:number-columns-repeated="6"/>
          <table:table-cell>
            <office:annotation draw:style-name="gr2" draw:text-style-name="P2" svg:width="4.876cm" svg:height="1.779cm" svg:x="19.946cm" svg:y="0.001cm" draw:caption-point-x="-19.946cm" draw:caption-point-y="-0.001cm">
              <dc:creator>C</dc:creator>
              <dc:date>2008-05-19T00:00:00</dc:date>
              <text:p text:style-name="P1"><text:span text:style-name="T1">Note: Symbols in parentheses indicate named quantities (variables) that appear in the cell equations.</text:span></text:p>
            </office:annotation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3">
          <table:table-cell table:style-name="ce3"/>
          <table:table-cell table:style-name="ce7" office:value-type="string">
            <text:p>Input Data</text:p>
          </table:table-cell>
          <table:table-cell table:style-name="ce15"/>
          <table:table-cell table:style-name="ce3"/>
          <table:table-cell table:style-name="ce7" office:value-type="string">
            <text:p>Calculated Outputs</text:p>
          </table:table-cell>
          <table:table-cell table:style-name="ce33"/>
          <table:table-cell table:style-name="ce3" table:number-columns-repeated="3"/>
          <table:table-cell table:style-name="Default" table:number-columns-repeated="12"/>
          <table:table-cell table:style-name="ce3" table:number-columns-repeated="235"/>
        </table:table-row>
        <table:table-row table:style-name="ro4">
          <table:table-cell table:style-name="ce4"/>
          <table:table-cell table:style-name="ce4" office:value-type="string">
            <text:p>Light source</text:p>
          </table:table-cell>
          <table:table-cell table:style-name="ce16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4" office:value-type="string">
            <text:p><text:s text:c="45"/></text:p>
          </table:table-cell>
          <table:table-cell table:style-name="Default" table:number-columns-repeated="12"/>
          <table:table-cell table:style-name="ce4" table:number-columns-repeated="235"/>
        </table:table-row>
        <table:table-row table:style-name="ro5">
          <table:table-cell/>
          <table:table-cell table:style-name="ce8" office:value-type="string">
            <office:annotation draw:style-name="gr1" draw:text-style-name="P2" svg:width="2.897cm" svg:height="2.966cm" svg:x="6.515cm" svg:y="1.049cm" draw:caption-point-x="-6.515cm" draw:caption-point-y="-1.049cm">
              <dc:creator>C</dc:creator>
              <dc:date>2008-05-20T00:00:00</dc:date>
              <text:p text:style-name="P1"><text:span text:style-name="T1">Note: Symbols in parentheses indicate named quantities (variables) that appear in the cell equations.</text:span></text:p>
            </office:annotation>
            <text:p>Blackbody temperature (Tc)</text:p>
          </table:table-cell>
          <table:table-cell table:style-name="ce17" office:value-type="float" office:value="2227">
            <text:p>2227</text:p>
          </table:table-cell>
          <table:table-cell table:style-name="ce28" office:value-type="string">
            <text:p>C</text:p>
          </table:table-cell>
          <table:table-cell table:style-name="ce8" office:value-type="string">
            <text:p>Blackbody temperature (Tk)</text:p>
          </table:table-cell>
          <table:table-cell table:style-name="ce35" table:formula="oooc:=Tc+273" office:value-type="float" office:value="2500">
            <text:p>2500</text:p>
          </table:table-cell>
          <table:table-cell office:value-type="string">
            <text:p>K</text:p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6">
          <table:table-cell/>
          <table:table-cell table:style-name="ce8" office:value-type="string">
            <text:p>Emissivity (emisiv)</text:p>
          </table:table-cell>
          <table:table-cell table:style-name="ce17" office:value-type="float" office:value="0.5">
            <text:p>0.5</text:p>
          </table:table-cell>
          <table:table-cell table:style-name="ce28"/>
          <table:table-cell table:style-name="ce8" office:value-type="string">
            <text:p>Total radiance (B)</text:p>
          </table:table-cell>
          <table:table-cell table:style-name="ce36" table:formula="oooc:=emisiv*0.0000000000018047*Tk^4" office:value-type="float" office:value="35.248046875">
            <text:p>35.25</text:p>
          </table:table-cell>
          <table:table-cell office:value-type="string">
            <text:p>W/sr/cm2</text:p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7">
          <table:table-cell/>
          <table:table-cell table:style-name="ce9" office:value-type="string">
            <text:p>Flicker noise fraction (flicker)</text:p>
          </table:table-cell>
          <table:table-cell table:style-name="ce18" office:value-type="percentage" office:value="0">
            <text:p>0.00%</text:p>
          </table:table-cell>
          <table:table-cell table:style-name="ce28"/>
          <table:table-cell table:style-name="ce8" office:value-type="string">
            <text:p>Spectral radiance at exw (Blambda)</text:p>
          </table:table-cell>
          <table:table-cell table:style-name="ce37" table:formula="oooc:=emisiv*1.19E+016*exw^-5/(EXP(14380000/(exw*Tk))-1)" office:value-type="float" office:value="0.000330417169317435">
            <text:p>3.30E-04</text:p>
          </table:table-cell>
          <table:table-cell table:style-name="ce5" office:value-type="string">
            <text:p>W/sr/nm/cm2</text:p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5">
          <table:table-cell/>
          <table:table-cell table:style-name="ce9"/>
          <table:table-cell table:style-name="ce19"/>
          <table:table-cell table:style-name="ce28"/>
          <table:table-cell table:style-name="ce8" office:value-type="string">
            <text:p>Peak wavelength</text:p>
          </table:table-cell>
          <table:table-cell table:style-name="ce36" table:formula="oooc:=2897000/Tk" office:value-type="float" office:value="1158.8">
            <text:p>1158.8</text:p>
          </table:table-cell>
          <table:table-cell office:value-type="string">
            <text:p>nm</text:p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8">
          <table:table-cell/>
          <table:table-cell table:style-name="ce9"/>
          <table:table-cell table:style-name="ce19"/>
          <table:table-cell table:style-name="ce28"/>
          <table:table-cell table:style-name="ce9" office:value-type="string">
            <text:p>Energy of photon at exw (e)</text:p>
          </table:table-cell>
          <table:table-cell table:style-name="ce38" table:formula="oooc:=6.6261E-034*30000000000*10000000/exw" office:value-type="float" office:value="4.969575E-019">
            <text:p>4.97E-19</text:p>
          </table:table-cell>
          <table:table-cell office:value-type="string">
            <text:p>Joules</text:p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9">
          <table:table-cell/>
          <table:table-cell table:style-name="ce9"/>
          <table:table-cell table:style-name="ce19"/>
          <table:table-cell table:style-name="ce28"/>
          <table:table-cell table:style-name="ce9"/>
          <table:table-cell table:style-name="ce35"/>
          <table:table-cell table:number-columns-repeated="3"/>
          <table:table-cell table:style-name="Default" table:number-columns-repeated="12"/>
          <table:table-cell table:number-columns-repeated="235"/>
        </table:table-row>
        <table:table-row table:style-name="ro10">
          <table:table-cell table:style-name="ce4"/>
          <table:table-cell table:style-name="ce10" office:value-type="string">
            <text:p>Monochromator</text:p>
          </table:table-cell>
          <table:table-cell table:style-name="ce20"/>
          <table:table-cell table:style-name="ce28"/>
          <table:table-cell table:style-name="ce10"/>
          <table:table-cell table:style-name="ce35"/>
          <table:table-cell table:style-name="ce4" table:number-columns-repeated="3"/>
          <table:table-cell table:style-name="Default" table:number-columns-repeated="12"/>
          <table:table-cell table:style-name="ce4" table:number-columns-repeated="235"/>
        </table:table-row>
        <table:table-row table:style-name="ro5">
          <table:table-cell/>
          <table:table-cell table:style-name="ce9" office:value-type="string">
            <text:p>Wavelength setting (exw)</text:p>
          </table:table-cell>
          <table:table-cell table:style-name="ce19" office:value-type="float" office:value="400">
            <text:p>400</text:p>
          </table:table-cell>
          <table:table-cell table:style-name="ce28" office:value-type="string">
            <text:p>nm</text:p>
          </table:table-cell>
          <table:table-cell table:style-name="ce8" office:value-type="string">
            <text:p>Slit area (SlitAex)</text:p>
          </table:table-cell>
          <table:table-cell table:style-name="ce39" table:formula="oooc:=Hex*Wex/100" office:value-type="float" office:value="0.05">
            <text:p>0.050</text:p>
          </table:table-cell>
          <table:table-cell table:style-name="ce50" office:value-type="string">
            <text:p>cm2</text:p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11">
          <table:table-cell/>
          <table:table-cell table:style-name="ce8" office:value-type="string">
            <text:p>Slit height (Hex)</text:p>
          </table:table-cell>
          <table:table-cell table:style-name="ce19" office:value-type="float" office:value="5">
            <text:p>5</text:p>
          </table:table-cell>
          <table:table-cell table:style-name="ce28" office:value-type="string">
            <text:p>mm</text:p>
          </table:table-cell>
          <table:table-cell table:style-name="ce8" office:value-type="string">
            <text:p>Radiant power input (PhiInEx)</text:p>
          </table:table-cell>
          <table:table-cell table:style-name="ce40" table:formula="oooc:=B*SlitAex*sax" office:value-type="float" office:value="0.04229765625">
            <text:p>4.23E-02</text:p>
          </table:table-cell>
          <table:table-cell table:style-name="ce50" office:value-type="string">
            <text:p>watts</text:p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5">
          <table:table-cell/>
          <table:table-cell table:style-name="ce8" office:value-type="string">
            <text:p>Slit width (Wex)</text:p>
          </table:table-cell>
          <table:table-cell table:style-name="ce19" office:value-type="float" office:value="1">
            <text:p>1</text:p>
          </table:table-cell>
          <table:table-cell table:style-name="ce28" office:value-type="string">
            <text:p>mm</text:p>
          </table:table-cell>
          <table:table-cell table:style-name="ce8" office:value-type="string">
            <text:p>Spectral bandpass (SBex)</text:p>
          </table:table-cell>
          <table:table-cell table:style-name="ce41" table:formula="oooc:=RLDex*Wex" office:value-type="float" office:value="2.8">
            <text:p>2.80</text:p>
          </table:table-cell>
          <table:table-cell table:style-name="ce50" office:value-type="string">
            <text:p>nm</text:p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7">
          <table:table-cell/>
          <table:table-cell table:style-name="ce8" office:value-type="string">
            <text:p>Transmission factor of monochromator optics (Tex)</text:p>
          </table:table-cell>
          <table:table-cell table:style-name="ce19" office:value-type="float" office:value="0.5">
            <text:p>0.5</text:p>
          </table:table-cell>
          <table:table-cell table:style-name="ce28"/>
          <table:table-cell table:style-name="ce8" office:value-type="string">
            <text:p>Radiant power output <text:s/>(PhiOutEx)</text:p>
          </table:table-cell>
          <table:table-cell table:style-name="ce40" table:formula="oooc:=Blambda*Tex*SBex*sax*SlitAex" office:value-type="float" office:value="0.000000555100844453291">
            <text:p>5.55E-07</text:p>
          </table:table-cell>
          <table:table-cell table:style-name="ce50" office:value-type="string">
            <text:p>watts</text:p>
          </table:table-cell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5">
          <table:table-cell/>
          <table:table-cell table:style-name="ce8" office:value-type="string">
            <text:p>Solid angle (Sax)</text:p>
          </table:table-cell>
          <table:table-cell table:style-name="ce21" office:value-type="float" office:value="0.024">
            <text:p>0.024</text:p>
          </table:table-cell>
          <table:table-cell table:style-name="ce28" office:value-type="string">
            <text:p>sr</text:p>
          </table:table-cell>
          <table:table-cell table:style-name="ce9"/>
          <table:table-cell table:style-name="ce35"/>
          <table:table-cell table:style-name="ce50"/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12">
          <table:table-cell/>
          <table:table-cell table:style-name="ce8" office:value-type="string">
            <text:p>Reciprocal linear dispersion (RLDex)</text:p>
          </table:table-cell>
          <table:table-cell table:style-name="ce19" office:value-type="float" office:value="2.8">
            <text:p>2.8</text:p>
          </table:table-cell>
          <table:table-cell table:style-name="ce28" office:value-type="string">
            <text:p><text:s/>nm/mm </text:p>
          </table:table-cell>
          <table:table-cell table:style-name="ce9"/>
          <table:table-cell table:style-name="ce35"/>
          <table:table-cell table:style-name="ce50"/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6">
          <table:table-cell/>
          <table:table-cell table:style-name="ce8" office:value-type="string">
            <text:p>Fractional stray light (sl)</text:p>
          </table:table-cell>
          <table:table-cell table:style-name="ce22" office:value-type="percentage" office:value="0">
            <text:p>0.00%</text:p>
          </table:table-cell>
          <table:table-cell table:style-name="ce28"/>
          <table:table-cell table:style-name="ce9"/>
          <table:table-cell table:style-name="ce35"/>
          <table:table-cell table:style-name="ce50"/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6">
          <table:table-cell/>
          <table:table-cell table:style-name="ce8"/>
          <table:table-cell table:style-name="ce19"/>
          <table:table-cell table:style-name="ce28"/>
          <table:table-cell table:style-name="ce9"/>
          <table:table-cell table:style-name="ce35"/>
          <table:table-cell table:style-name="ce50"/>
          <table:table-cell table:number-columns-repeated="2"/>
          <table:table-cell table:style-name="Default" table:number-columns-repeated="12"/>
          <table:table-cell table:number-columns-repeated="235"/>
        </table:table-row>
        <table:table-row table:style-name="ro13">
          <table:table-cell table:style-name="ce4"/>
          <table:table-cell table:style-name="ce10" office:value-type="string">
            <text:p>Analytical Sample</text:p>
          </table:table-cell>
          <table:table-cell table:style-name="ce20"/>
          <table:table-cell table:style-name="ce28"/>
          <table:table-cell table:style-name="ce10"/>
          <table:table-cell table:style-name="ce42" office:value-type="string">
            <text:p>Sample cell</text:p>
          </table:table-cell>
          <table:table-cell table:style-name="ce42" office:value-type="string">
            <text:p>Reference cell</text:p>
          </table:table-cell>
          <table:table-cell table:style-name="ce4" table:number-columns-repeated="2"/>
          <table:table-cell table:style-name="Default" table:number-columns-repeated="12"/>
          <table:table-cell table:style-name="ce4" table:number-columns-repeated="235"/>
        </table:table-row>
        <table:table-row table:style-name="ro14">
          <table:table-cell/>
          <table:table-cell table:style-name="ce8" office:value-type="string">
            <text:p>Molar absorptivity of analyte (a)</text:p>
          </table:table-cell>
          <table:table-cell table:style-name="ce21" office:value-type="float" office:value="1">
            <text:p>1.000</text:p>
          </table:table-cell>
          <table:table-cell table:style-name="ce29" office:value-type="string">
            <text:p>liters/mole-cm</text:p>
          </table:table-cell>
          <table:table-cell table:style-name="ce9" office:value-type="string">
            <text:p>Absorbance at measured wavelength (abs, absRef)</text:p>
          </table:table-cell>
          <table:table-cell table:style-name="ce43" table:formula="oooc:=a*l*c+sa" office:value-type="float" office:value="0.001">
            <text:p>0.0010</text:p>
          </table:table-cell>
          <table:table-cell table:style-name="ce43" table:formula="oooc:=sa" office:value-type="float" office:value="0">
            <text:p>0.0000</text:p>
          </table:table-cell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5">
          <table:table-cell/>
          <table:table-cell table:style-name="ce8" office:value-type="string">
            <text:p>Path length of cell (l)</text:p>
          </table:table-cell>
          <table:table-cell table:style-name="ce21" office:value-type="float" office:value="1">
            <text:p>1.000</text:p>
          </table:table-cell>
          <table:table-cell table:style-name="ce28" office:value-type="string">
            <text:p>cm</text:p>
          </table:table-cell>
          <table:table-cell table:style-name="ce9" office:value-type="string">
            <text:p>Fraction absorbed (F, Fref)</text:p>
          </table:table-cell>
          <table:table-cell table:style-name="ce44" table:formula="oooc:=1-10^-abs" office:value-type="percentage" office:value="0.00229993617744673">
            <text:p>0.230%</text:p>
          </table:table-cell>
          <table:table-cell table:style-name="ce44" table:formula="oooc:=1-10^-absRef" office:value-type="percentage" office:value="0">
            <text:p>0.000%</text:p>
          </table:table-cell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15">
          <table:table-cell/>
          <table:table-cell table:style-name="ce8" office:value-type="string">
            <text:p>Molar concentration of analyte ( c )</text:p>
          </table:table-cell>
          <table:table-cell table:style-name="ce21" office:value-type="float" office:value="0.001">
            <text:p>0.001</text:p>
          </table:table-cell>
          <table:table-cell table:style-name="ce28" office:value-type="string">
            <text:p>moles/liter</text:p>
          </table:table-cell>
          <table:table-cell table:style-name="ce9" office:value-type="string">
            <text:p>Radiant power transmitted through sample (PhiAbs, PhiRef)</text:p>
          </table:table-cell>
          <table:table-cell table:style-name="ce38" table:formula="oooc:=PhiOutEx*(1-F)+PhiOutEx*Sl" office:value-type="float" office:value="0.000000553824147939002">
            <text:p>5.54E-07</text:p>
          </table:table-cell>
          <table:table-cell table:style-name="ce38" table:formula="oooc:=PhiOutEx*(1-FRef)+PhiOutEx*Sl" office:value-type="float" office:value="0.000000555100844453291">
            <text:p>5.55E-07</text:p>
          </table:table-cell>
          <table:table-cell table:style-name="ce11" office:value-type="string">
            <text:p>watts</text:p>
          </table:table-cell>
          <table:table-cell/>
          <table:table-cell table:style-name="Default" table:number-columns-repeated="12"/>
          <table:table-cell table:number-columns-repeated="235"/>
        </table:table-row>
        <table:table-row table:style-name="ro6">
          <table:table-cell/>
          <table:table-cell table:style-name="ce11" office:value-type="string">
            <text:p>Solvent absorbance at exw (sa)</text:p>
          </table:table-cell>
          <table:table-cell table:style-name="ce23" office:value-type="float" office:value="0">
            <text:p>0</text:p>
          </table:table-cell>
          <table:table-cell table:style-name="Default" table:number-columns-repeated="2"/>
          <table:table-cell table:style-name="ce35"/>
          <table:table-cell table:style-name="Default"/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16">
          <table:table-cell/>
          <table:table-cell table:style-name="ce8"/>
          <table:table-cell table:style-name="ce19"/>
          <table:table-cell table:style-name="ce28"/>
          <table:table-cell table:style-name="ce9"/>
          <table:table-cell table:style-name="ce35"/>
          <table:table-cell table:style-name="ce50"/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13">
          <table:table-cell table:style-name="ce4"/>
          <table:table-cell table:style-name="ce12" office:value-type="string">
            <text:p>Detector (photomultiplier tube)</text:p>
          </table:table-cell>
          <table:table-cell table:style-name="ce20"/>
          <table:table-cell table:style-name="ce28"/>
          <table:table-cell table:style-name="ce10"/>
          <table:table-cell table:style-name="ce42" office:value-type="string">
            <text:p>Sample cell</text:p>
          </table:table-cell>
          <table:table-cell table:style-name="ce42" office:value-type="string">
            <text:p>Reference cell</text:p>
          </table:table-cell>
          <table:table-cell table:style-name="ce11"/>
          <table:table-cell table:style-name="ce4"/>
          <table:table-cell table:style-name="Default" table:number-columns-repeated="12"/>
          <table:table-cell table:style-name="ce4" table:number-columns-repeated="235"/>
        </table:table-row>
        <table:table-row table:style-name="ro17">
          <table:table-cell table:style-name="ce4"/>
          <table:table-cell table:style-name="Default"/>
          <table:table-cell table:style-name="ce24"/>
          <table:table-cell table:style-name="Default"/>
          <table:table-cell table:style-name="ce8" office:value-type="string">
            <text:p>Cathode sensitivity (Rlam)</text:p>
          </table:table-cell>
          <table:table-cell table:style-name="ce45" table:formula="oooc:=Klam*1.6E-019/e" office:value-type="float" office:value="0.0643918242505647">
            <text:p>0.064</text:p>
          </table:table-cell>
          <table:table-cell table:style-name="ce45" table:formula="oooc:=[.F27]" office:value-type="float" office:value="0.0643918242505647">
            <text:p>0.064</text:p>
          </table:table-cell>
          <table:table-cell table:style-name="ce9" office:value-type="string">
            <text:p>amp/watt </text:p>
          </table:table-cell>
          <table:table-cell table:style-name="ce4"/>
          <table:table-cell table:style-name="Default" table:number-columns-repeated="12"/>
          <table:table-cell table:style-name="ce4" table:number-columns-repeated="235"/>
        </table:table-row>
        <table:table-row table:style-name="ro12">
          <table:table-cell/>
          <table:table-cell table:style-name="ce9" office:value-type="string">
            <text:p>Secondary emission gain per stage (g)</text:p>
          </table:table-cell>
          <table:table-cell table:style-name="ce19" office:value-type="float" office:value="3.21">
            <text:p>3.21</text:p>
          </table:table-cell>
          <table:table-cell table:style-name="Default"/>
          <table:table-cell table:style-name="ce9" office:value-type="string">
            <text:p>Radiant power on photocathode (PhiDet, PhiRef)</text:p>
          </table:table-cell>
          <table:table-cell table:style-name="ce38" table:formula="oooc:=PhiAbs" office:value-type="float" office:value="0.000000553824147939002">
            <text:p>5.54E-07</text:p>
          </table:table-cell>
          <table:table-cell table:style-name="ce38" table:formula="oooc:=PhiRef" office:value-type="float" office:value="0.000000555100844453291">
            <text:p>5.55E-07</text:p>
          </table:table-cell>
          <table:table-cell table:style-name="ce11" office:value-type="string">
            <text:p>watts</text:p>
          </table:table-cell>
          <table:table-cell/>
          <table:table-cell table:style-name="Default" table:number-columns-repeated="12"/>
          <table:table-cell table:number-columns-repeated="235"/>
        </table:table-row>
        <table:table-row table:style-name="ro18">
          <table:table-cell/>
          <table:table-cell table:style-name="ce8" office:value-type="string">
            <text:p>Quantum efficiency of cathode (Klam)</text:p>
          </table:table-cell>
          <table:table-cell table:style-name="ce19" office:value-type="float" office:value="0.2">
            <text:p>0.2</text:p>
          </table:table-cell>
          <table:table-cell table:style-name="ce28"/>
          <table:table-cell table:style-name="ce9" office:value-type="string">
            <text:p>photocathodic current (Ic)</text:p>
          </table:table-cell>
          <table:table-cell table:style-name="ce40" table:formula="oooc:=Rlam*PhiDet" office:value-type="float" office:value="0.0000000356617471998069">
            <text:p>3.57E-08</text:p>
          </table:table-cell>
          <table:table-cell table:style-name="ce40" table:formula="oooc:=Rlam*PhiRef" office:value-type="float" office:value="0.0000000357439560173763">
            <text:p>3.57E-08</text:p>
          </table:table-cell>
          <table:table-cell table:style-name="ce11" office:value-type="string">
            <text:p>amps</text:p>
          </table:table-cell>
          <table:table-cell/>
          <table:table-cell table:style-name="Default" table:number-columns-repeated="12"/>
          <table:table-cell table:number-columns-repeated="235"/>
        </table:table-row>
        <table:table-row table:style-name="ro4">
          <table:table-cell/>
          <table:table-cell table:style-name="ce13" office:value-type="string">
            <text:p>photomultiplier gain (m)</text:p>
          </table:table-cell>
          <table:table-cell table:style-name="ce19" office:value-type="float" office:value="37000">
            <text:p>37000</text:p>
          </table:table-cell>
          <table:table-cell table:style-name="ce28"/>
          <table:table-cell table:style-name="ce8" office:value-type="string">
            <text:p>photoanodic current (Ie, Ier)</text:p>
          </table:table-cell>
          <table:table-cell table:style-name="ce40" table:formula="oooc:=m*Rlam*PhiDet" office:value-type="float" office:value="0.00131948464639286">
            <text:p>1.32E-03</text:p>
          </table:table-cell>
          <table:table-cell table:style-name="ce40" table:formula="oooc:=m*Rlam*PhiRef" office:value-type="float" office:value="0.00132252637264293">
            <text:p>1.32E-03</text:p>
          </table:table-cell>
          <table:table-cell table:style-name="ce11" office:value-type="string">
            <text:p>amps</text:p>
          </table:table-cell>
          <table:table-cell/>
          <table:table-cell table:style-name="Default" table:number-columns-repeated="12"/>
          <table:table-cell table:number-columns-repeated="235"/>
        </table:table-row>
        <table:table-row table:style-name="ro15">
          <table:table-cell/>
          <table:table-cell table:style-name="ce8" office:value-type="string">
            <text:p>cathode thermionic emission rate (Rt)</text:p>
          </table:table-cell>
          <table:table-cell table:style-name="ce25" office:value-type="float" office:value="10000">
            <text:p>1.00E+04</text:p>
          </table:table-cell>
          <table:table-cell table:style-name="ce30" office:value-type="string">
            <text:p>Sec-1</text:p>
          </table:table-cell>
          <table:table-cell table:style-name="ce9" office:value-type="string">
            <text:p>Photon noise rms current <text:s/>(PhotNoise, PhotNoiseRef)</text:p>
          </table:table-cell>
          <table:table-cell table:style-name="ce38" table:formula="oooc:=SQRT(2*1.602E-019*m*(1+1/(g-1))*Ie*deltaf)" office:value-type="float" office:value="0.00000000337047156700548">
            <text:p>3.37E-09</text:p>
          </table:table-cell>
          <table:table-cell table:style-name="ce38" table:formula="oooc:=SQRT(2*1.602E-019*m*(1+1/(g-1))*Ier*deltaf)" office:value-type="float" office:value="0.00000000337435420039333">
            <text:p>3.37E-09</text:p>
          </table:table-cell>
          <table:table-cell table:style-name="ce11" office:value-type="string">
            <text:p>amps</text:p>
          </table:table-cell>
          <table:table-cell/>
          <table:table-cell table:style-name="Default" table:number-columns-repeated="12"/>
          <table:table-cell table:number-columns-repeated="235"/>
        </table:table-row>
        <table:table-row table:style-name="ro5">
          <table:table-cell/>
          <table:table-cell table:style-name="ce9" office:value-type="string">
            <text:p>Noise bandwidth (deltaf)</text:p>
          </table:table-cell>
          <table:table-cell table:style-name="ce19" office:value-type="float" office:value="0.5">
            <text:p>0.5</text:p>
          </table:table-cell>
          <table:table-cell table:style-name="ce30" office:value-type="string">
            <text:p>Sec-1</text:p>
          </table:table-cell>
          <table:table-cell table:style-name="ce11" office:value-type="string">
            <text:p>Themionic anode current (Iat)</text:p>
          </table:table-cell>
          <table:table-cell table:style-name="ce38" table:formula="oooc:=Rt*m*1.602E-019" office:value-type="float" office:value="0.000000000059274">
            <text:p>5.93E-11</text:p>
          </table:table-cell>
          <table:table-cell table:style-name="ce38" table:formula="oooc:=Rt*m*1.602E-019" office:value-type="float" office:value="0.000000000059274">
            <text:p>5.93E-11</text:p>
          </table:table-cell>
          <table:table-cell table:style-name="ce11" office:value-type="string">
            <text:p>amps</text:p>
          </table:table-cell>
          <table:table-cell/>
          <table:table-cell table:style-name="Default" table:number-columns-repeated="12"/>
          <table:table-cell table:number-columns-repeated="235"/>
        </table:table-row>
        <table:table-row table:style-name="ro19">
          <table:table-cell/>
          <table:table-cell table:style-name="ce5"/>
          <table:table-cell table:style-name="ce26"/>
          <table:table-cell table:style-name="ce5"/>
          <table:table-cell table:style-name="ce9" office:value-type="string">
            <text:p>Thermionic noise rms current <text:s/>(ThermNoise)</text:p>
          </table:table-cell>
          <table:table-cell table:style-name="ce38" table:formula="oooc:=SQRT(2*1.602E-019*m*(1+1/(g-1))*Iat*deltaf)" office:value-type="float" office:value="0.000000000000714365735003161">
            <text:p>7.14E-13</text:p>
          </table:table-cell>
          <table:table-cell table:style-name="ce38" table:formula="oooc:=SQRT(2*1.602E-019*m*(1+1/(g-1))*Iat*deltaf)" office:value-type="float" office:value="0.000000000000714365735003161">
            <text:p>7.14E-13</text:p>
          </table:table-cell>
          <table:table-cell table:style-name="ce11" office:value-type="string">
            <text:p>amps</text:p>
          </table:table-cell>
          <table:table-cell/>
          <table:table-cell table:style-name="Default" table:number-columns-repeated="12"/>
          <table:table-cell table:number-columns-repeated="235"/>
        </table:table-row>
        <table:table-row table:style-name="ro13">
          <table:table-cell table:number-columns-repeated="4"/>
          <table:table-cell table:style-name="ce9" office:value-type="string">
            <text:p>Flicker noise current (FlickerNoise, FlickerNoiseRef)</text:p>
          </table:table-cell>
          <table:table-cell table:style-name="ce38" table:formula="oooc:=Flicker*Ie" office:value-type="float" office:value="0">
            <text:p>0.00E+00</text:p>
          </table:table-cell>
          <table:table-cell table:style-name="ce38" table:formula="oooc:=Flicker*Ier" office:value-type="float" office:value="0">
            <text:p>0.00E+00</text:p>
          </table:table-cell>
          <table:table-cell table:style-name="ce11" office:value-type="string">
            <text:p>amps</text:p>
          </table:table-cell>
          <table:table-cell/>
          <table:table-cell table:style-name="Default" table:number-columns-repeated="12"/>
          <table:table-cell table:number-columns-repeated="235"/>
        </table:table-row>
        <table:table-row table:style-name="ro20">
          <table:table-cell table:number-columns-repeated="4"/>
          <table:table-cell table:style-name="ce11" office:value-type="string">
            <text:p>Total rms noise (TotNoise, TotNoiseRef)</text:p>
          </table:table-cell>
          <table:table-cell table:style-name="ce38" table:formula="oooc:=SQRT(PhotNoise^2+ThermNoise^2+FlickerNoise^2)" office:value-type="float" office:value="0.00000000337047164270978">
            <text:p>3.37E-09</text:p>
          </table:table-cell>
          <table:table-cell table:style-name="ce38" table:formula="oooc:=SQRT(PhotNoiseRef^2+ThermNoise^2+FlickerNoise^2)" office:value-type="float" office:value="0.00000000337435427601053">
            <text:p>3.37E-09</text:p>
          </table:table-cell>
          <table:table-cell table:style-name="ce11" office:value-type="string">
            <text:p>amps</text:p>
          </table:table-cell>
          <table:table-cell/>
          <table:table-cell table:style-name="Default" table:number-columns-repeated="12"/>
          <table:table-cell table:number-columns-repeated="235"/>
        </table:table-row>
        <table:table-row table:style-name="ro19">
          <table:table-cell table:number-columns-repeated="4"/>
          <table:table-cell table:style-name="ce8" office:value-type="string">
            <text:p>Intensity signal-to-noise ratio (SNR)</text:p>
          </table:table-cell>
          <table:table-cell table:style-name="ce46" table:formula="oooc:=Ie/TotNoise" office:value-type="float" office:value="391483.681296313">
            <text:p>391483.7</text:p>
          </table:table-cell>
          <table:table-cell table:style-name="ce46" table:formula="oooc:=Ier/TotNoiseRef" office:value-type="float" office:value="391934.653111332">
            <text:p>391934.7</text:p>
          </table:table-cell>
          <table:table-cell table:style-name="ce8"/>
          <table:table-cell/>
          <table:table-cell table:style-name="Default" table:number-columns-repeated="12"/>
          <table:table-cell table:number-columns-repeated="235"/>
        </table:table-row>
        <table:table-row table:style-name="ro20">
          <table:table-cell table:number-columns-repeated="4"/>
          <table:table-cell table:style-name="ce11" office:value-type="string">
            <text:p>Percent photon noise</text:p>
          </table:table-cell>
          <table:table-cell table:style-name="ce47" table:formula="oooc:=PhotNoise/(PhotNoise+ThermNoise+FlickerNoise)" office:value-type="percentage" office:value="0.999788096607765">
            <text:p>99.98%</text:p>
          </table:table-cell>
          <table:table-cell table:style-name="ce47" table:formula="oooc:=PhotNoiseRef/(PhotNoiseRef+ThermNoise+FlickerNoiseRef)" office:value-type="percentage" office:value="0.999788340378571">
            <text:p>99.98%</text:p>
          </table:table-cell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20">
          <table:table-cell table:number-columns-repeated="2"/>
          <table:table-cell table:style-name="ce27"/>
          <table:table-cell/>
          <table:table-cell table:style-name="ce11" office:value-type="string">
            <text:p>Percent thermal noise</text:p>
          </table:table-cell>
          <table:table-cell table:style-name="ce47" table:formula="oooc:=ThermNoise/(PhotNoise+ThermNoise+FlickerNoise)" office:value-type="percentage" office:value="0.00021190339223516">
            <text:p>0.02%</text:p>
          </table:table-cell>
          <table:table-cell table:style-name="ce47" table:formula="oooc:=ThermNoise/(PhotNoiseRef+ThermNoise+FlickerNoiseRef)" office:value-type="percentage" office:value="0.000211659621428858">
            <text:p>0.02%</text:p>
          </table:table-cell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20">
          <table:table-cell table:number-columns-repeated="4"/>
          <table:table-cell table:style-name="ce11" office:value-type="string">
            <text:p>Percent flicker noise</text:p>
          </table:table-cell>
          <table:table-cell table:style-name="ce47" table:formula="oooc:=FlickerNoise/(PhotNoise+ThermNoise+FlickerNoise)" office:value-type="percentage" office:value="0">
            <text:p>0.00%</text:p>
          </table:table-cell>
          <table:table-cell table:style-name="ce47" table:formula="oooc:=FlickerNoiseRef/(PhotNoiseRef+ThermNoise+FlickerNoiseRef)" office:value-type="percentage" office:value="0">
            <text:p>0.00%</text:p>
          </table:table-cell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20">
          <table:table-cell table:number-columns-repeated="4"/>
          <table:table-cell table:style-name="ce11" office:value-type="string">
            <text:p>Measured transmittance (Tmeas)</text:p>
          </table:table-cell>
          <table:table-cell table:style-name="ce43" table:formula="oooc:=(Ie-Iat)/(Ier-Iat)" office:value-type="float" office:value="0.997700063719473">
            <text:p>0.9977</text:p>
          </table:table-cell>
          <table:table-cell/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20">
          <table:table-cell table:number-columns-repeated="4"/>
          <table:table-cell table:style-name="ce11" office:value-type="string">
            <text:p>Relative transmittance noise (Tnoise)</text:p>
          </table:table-cell>
          <table:table-cell table:style-name="ce48" table:formula="oooc:=SQRT((TotNoise/Ie)^2+(TotNoiseRef/Ier)^2)" office:value-type="float" office:value="0.00000361036805803517">
            <text:p>3.61E-006</text:p>
          </table:table-cell>
          <table:table-cell/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20">
          <table:table-cell table:number-columns-repeated="4"/>
          <table:table-cell table:style-name="ce11" office:value-type="string">
            <text:p>Measured absorbance (Ameas)</text:p>
          </table:table-cell>
          <table:table-cell table:style-name="ce43" table:formula="oooc:=LOG10(Ier/Ie)" office:value-type="float" office:value="0.000999999999999977">
            <text:p>0.0010</text:p>
          </table:table-cell>
          <table:table-cell table:style-name="ce51"/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13">
          <table:table-cell table:number-columns-repeated="4"/>
          <table:table-cell table:style-name="ce9" office:value-type="string">
            <text:p>Relative standard deviation of absorbance</text:p>
          </table:table-cell>
          <table:table-cell table:style-name="ce44" table:formula="oooc:=100*0.434*Tnoise/Ameas" office:value-type="percentage" office:value="0.15668997371873">
            <text:p>15.669%</text:p>
          </table:table-cell>
          <table:table-cell/>
          <table:table-cell table:style-name="ce11"/>
          <table:table-cell/>
          <table:table-cell table:style-name="Default" table:number-columns-repeated="12"/>
          <table:table-cell table:number-columns-repeated="235"/>
        </table:table-row>
        <table:table-row table:style-name="ro20">
          <table:table-cell table:number-columns-repeated="4"/>
          <table:table-cell table:style-name="ce11" office:value-type="string">
            <text:p>Absorbance signal-to-noise ratio</text:p>
          </table:table-cell>
          <table:table-cell table:style-name="ce43" table:formula="oooc:=1/[.F43]" office:value-type="float" office:value="6.38202927900846">
            <text:p>6.3820</text:p>
          </table:table-cell>
          <table:table-cell table:number-columns-repeated="3"/>
          <table:table-cell table:style-name="Default" table:number-columns-repeated="12"/>
          <table:table-cell table:number-columns-repeated="235"/>
        </table:table-row>
        <table:table-row table:style-name="ro2" table:number-rows-repeated="6">
          <table:table-cell table:number-columns-repeated="9"/>
          <table:table-cell table:style-name="Default" table:number-columns-repeated="12"/>
          <table:table-cell table:number-columns-repeated="235"/>
        </table:table-row>
        <table:table-row table:style-name="ro2" table:number-rows-repeated="4">
          <table:table-cell table:style-name="ce5"/>
          <table:table-cell table:style-name="Default"/>
          <table:table-cell table:style-name="ce26"/>
          <table:table-cell table:style-name="ce5" table:number-columns-repeated="2"/>
          <table:table-cell table:style-name="ce49"/>
          <table:table-cell table:style-name="ce5" table:number-columns-repeated="3"/>
          <table:table-cell table:style-name="ce52" table:number-columns-repeated="12"/>
          <table:table-cell table:style-name="ce5" table:number-columns-repeated="235"/>
        </table:table-row>
        <table:table-row table:style-name="ro2" table:number-rows-repeated="74">
          <table:table-cell table:number-columns-repeated="9"/>
          <table:table-cell table:style-name="Default" table:number-columns-repeated="12"/>
          <table:table-cell table:number-columns-repeated="235"/>
        </table:table-row>
        <table:table-row table:style-name="ro2" table:number-rows-repeated="654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>
        <table:named-range table:name="a" table:base-cell-address="$Sheet1.$C$23" table:cell-range-address="$Sheet1.$C$21"/>
        <table:named-range table:name="l" table:base-cell-address="$Sheet1.$C$24" table:cell-range-address="$Sheet1.$C$22"/>
        <table:named-range table:name="c" table:base-cell-address="$Sheet1.$C$25" table:cell-range-address="$Sheet1.$C$23"/>
        <table:named-expression table:name="q" table:base-cell-address="$Sheet1.$C$26" table:expression="$Sheet1.$C$#REF!"/>
        <table:named-expression table:name="omega" table:base-cell-address="$Sheet1.$C$33" table:expression="$Sheet1.$C$#REF!"/>
        <table:named-expression table:name="stray" table:base-cell-address="$Sheet1.$C$34" table:expression="$Sheet1.$C$#REF!"/>
        <table:named-expression table:name="RLD" table:base-cell-address="$Sheet1.$C$35" table:expression="$Sheet1.$C$#REF!"/>
        <table:named-range table:name="m" table:base-cell-address="$Sheet1.$C$41" table:cell-range-address="$Sheet1.$C$30"/>
        <table:named-range table:name="Klam" table:base-cell-address="$Sheet1.$C$40" table:cell-range-address="$Sheet1.$C$29"/>
        <table:named-range table:name="Rlam" table:base-cell-address="$Sheet1.$C$39" table:cell-range-address="$Sheet1.$F$27"/>
        <table:named-range table:name="exw" table:base-cell-address="$Sheet1.$C$12" table:cell-range-address="$Sheet1.$C$12"/>
        <table:named-range table:name="Hex" table:base-cell-address="$Sheet1.$C$13" table:cell-range-address="$Sheet1.$C$13"/>
        <table:named-range table:name="Wex" table:base-cell-address="$Sheet1.$C$14" table:cell-range-address="$Sheet1.$C$14"/>
        <table:named-range table:name="Tex" table:base-cell-address="$Sheet1.$C$15" table:cell-range-address="$Sheet1.$C$15"/>
        <table:named-range table:name="sax" table:base-cell-address="$Sheet1.$C$16" table:cell-range-address="$Sheet1.$C$16"/>
        <table:named-expression table:name="Sam" table:base-cell-address="$Sheet1.$C$33" table:expression="$Sheet1.$C$#REF!"/>
        <table:named-range table:name="Tc" table:base-cell-address="$Sheet1.$C$5" table:cell-range-address="$Sheet1.$C$5"/>
        <table:named-range table:name="Tk" table:base-cell-address="$Sheet1.$F$5" table:cell-range-address="$Sheet1.$F$5"/>
        <table:named-range table:name="emisiv" table:base-cell-address="$Sheet1.$C$6" table:cell-range-address="$Sheet1.$C$6"/>
        <table:named-range table:name="B" table:base-cell-address="$Sheet1.$F$6" table:cell-range-address="$Sheet1.$F$6"/>
        <table:named-range table:name="Blambda" table:base-cell-address="$Sheet1.$F$7" table:cell-range-address="$Sheet1.$F$7"/>
        <table:named-range table:name="Ie" table:base-cell-address="$Sheet1.$F$40" table:cell-range-address="$Sheet1.$F$30"/>
        <table:named-expression table:name="Sex" table:base-cell-address="$Sheet1.$C$19" table:expression="$Sheet1.$C$#REF!"/>
        <table:named-expression table:name="Sem" table:base-cell-address="$Sheet1.$C$36" table:expression="$Sheet1.$C$#REF!"/>
        <table:named-range table:name="SlitAex" table:base-cell-address="$Sheet1.$F$12" table:cell-range-address="$Sheet1.$F$12"/>
        <table:named-range table:name="RLDex" table:base-cell-address="$Sheet1.$C$18" table:cell-range-address="$Sheet1.$C$17"/>
        <table:named-range table:name="PhiInEx" table:base-cell-address="$Sheet1.$F$13" table:cell-range-address="$Sheet1.$F$13"/>
        <table:named-range table:name="PhiOutEx" table:base-cell-address="$Sheet1.$F$15" table:cell-range-address="$Sheet1.$F$15"/>
        <table:named-range table:name="SBex" table:base-cell-address="$Sheet1.$F$14" table:cell-range-address="$Sheet1.$F$14"/>
        <table:named-expression table:name="RLDem" table:base-cell-address="$Sheet1.$C$34" table:expression="$Sheet1.$C$#REF!"/>
        <table:named-expression table:name="SlitAem" table:base-cell-address="$Sheet1.$F$29" table:expression="$Sheet1.$F$#REF!"/>
        <table:named-expression table:name="PhiInEm" table:base-cell-address="$Sheet1.$F$30" table:expression="$Sheet1.$F$#REF!"/>
        <table:named-expression table:name="Sbem" table:base-cell-address="$Sheet1.$F$31" table:expression="$Sheet1.$F$#REF!"/>
        <table:named-expression table:name="PhiOutEm" table:base-cell-address="$Sheet1.$F$32" table:expression="$Sheet1.$F$#REF!"/>
        <table:named-expression table:name="Hem" table:base-cell-address="$Sheet1.$C$34" table:expression="$Sheet1.$C$#REF!"/>
        <table:named-expression table:name="Wem" table:base-cell-address="$Sheet1.$C$35" table:expression="$Sheet1.$C$#REF!"/>
        <table:named-expression table:name="Tem" table:base-cell-address="$Sheet1.$C$36" table:expression="$Sheet1.$C$#REF!"/>
        <table:named-range table:name="e" table:base-cell-address="$Sheet1.$F$9" table:cell-range-address="$Sheet1.$F$9"/>
        <table:named-range table:name="PhiDet" table:base-cell-address="$Sheet1.$F$42" table:cell-range-address="$Sheet1.$F$28"/>
        <table:named-expression table:name="PhotFlux" table:base-cell-address="$Sheet1.$F$47" table:expression="$Sheet1.$F$#REF!"/>
        <table:named-range table:name="deltaf" table:base-cell-address="$Sheet1.$C$47" table:cell-range-address="$Sheet1.$C$32"/>
        <table:named-range table:name="PhotNoise" table:base-cell-address="$Sheet1.$F$45" table:cell-range-address="$Sheet1.$F$31"/>
        <table:named-expression table:name="Rcp" table:base-cell-address="$Sheet1.$F$44" table:expression="$Sheet1.$F$#REF!"/>
        <table:named-range table:name="abs" table:base-cell-address="$Sheet1.$F$20" table:cell-range-address="$Sheet1.$F$21"/>
        <table:named-range table:name="F" table:base-cell-address="$Sheet1.$F$21" table:cell-range-address="$Sheet1.$F$22"/>
        <table:named-range table:name="PhiAbs" table:base-cell-address="$Sheet1.$F$22" table:cell-range-address="$Sheet1.$F$23"/>
        <table:named-range table:name="Iat" table:base-cell-address="$Sheet1.$F$41" table:cell-range-address="$Sheet1.$F$32"/>
        <table:named-range table:name="ThermNoise" table:base-cell-address="$Sheet1.$F$42" table:cell-range-address="$Sheet1.$F$33"/>
        <table:named-range table:name="Rt" table:base-cell-address="$Sheet1.$C$38" table:cell-range-address="$Sheet1.$C$31"/>
        <table:named-range table:name="Flicker" table:base-cell-address="$Sheet1.$C$7" table:cell-range-address="$Sheet1.$C$7"/>
        <table:named-range table:name="FlickerNoise" table:base-cell-address="$Sheet1.$F$43" table:cell-range-address="$Sheet1.$F$34"/>
        <table:named-expression table:name="emw" table:base-cell-address="$Sheet1.$C$27" table:expression="$Sheet1.$C$#REF!"/>
        <table:named-range table:name="TotNoise" table:base-cell-address="$Sheet1.$F$45" table:cell-range-address="$Sheet1.$F$35"/>
        <table:named-range table:name="g" table:base-cell-address="$Sheet1.$C$38" table:cell-range-address="$Sheet1.$C$28"/>
        <table:named-range table:name="Sl" table:base-cell-address="$Sheet1.$C$18" table:cell-range-address="$Sheet1.$C$18"/>
        <table:named-range table:name="PhiRef" table:base-cell-address="$Sheet1.$F$24" table:cell-range-address="$Sheet1.$G$23"/>
        <table:named-range table:name="Ier" table:base-cell-address="$Sheet1.$G$31" table:cell-range-address="$Sheet1.$G$30"/>
        <table:named-range table:name="PhotNoiseRef" table:base-cell-address="$Sheet1.$G$32" table:cell-range-address="$Sheet1.$G$31"/>
        <table:named-range table:name="TotNoiseRef" table:base-cell-address="$Sheet1.$G$36" table:cell-range-address="$Sheet1.$G$35"/>
        <table:named-range table:name="FlickerNoiseRef" table:base-cell-address="$Sheet1.$G$35" table:cell-range-address="$Sheet1.$G$34"/>
        <table:named-range table:name="sa" table:base-cell-address="$Sheet1.$C$24" table:cell-range-address="$Sheet1.$C$24"/>
        <table:named-range table:name="FRef" table:base-cell-address="$Sheet1.$G$22" table:cell-range-address="$Sheet1.$G$22"/>
        <table:named-range table:name="absRef" table:base-cell-address="$Sheet1.$G$21" table:cell-range-address="$Sheet1.$G$21"/>
        <table:named-range table:name="Tmeas" table:base-cell-address="$Sheet1.$F$40" table:cell-range-address="$Sheet1.$F$40"/>
        <table:named-range table:name="Tnoise" table:base-cell-address="$Sheet1.$F$41" table:cell-range-address="$Sheet1.$F$41"/>
        <table:named-range table:name="Ameas" table:base-cell-address="$Sheet1.$F$43" table:cell-range-address="$Sheet1.$F$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1" number:min-integer-digits="1" number:min-exponent-digits="3"/>
    </number:number-style>
    <number:number-style style:name="N110">
      <number:scientific-number number:decimal-places="0" number:min-integer-digits="1" number:min-exponent-digits="3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number:number-style style:name="N113">
      <number:number number:decimal-places="4" number:min-integer-digits="1"/>
    </number:number-style>
    <number:percentage-style style:name="N114">
      <number:number number:decimal-places="3" number:min-integer-digits="1"/>
      <number:text>%</number:text>
    </number:percentage-style>
    <number:percentage-style style:name="N115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27.94cm" fo:page-height="21.59cm" style:num-format="1" style:print-orientation="landscape" fo:margin-top="1.27cm" fo:margin-bottom="1.27cm" fo:margin-left="1.27cm" fo:margin-right="1.27cm" style:shadow="none" fo:background-color="transparent" style:writing-mode="lr-tb" style:print="charts drawings formulas grid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3">23-05-2008</text:date>, <text:time>14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m O'Haver</meta:initial-creator>
    <meta:creation-date>2008-03-17T06:02:41</meta:creation-date>
    <dc:creator>Tom O'Haver</dc:creator>
    <dc:date>2008-05-23T14:53:24</dc:date>
    <meta:printed-by>tom</meta:printed-by>
    <meta:print-date>2008-04-08T09:54:53</meta:print-date>
    <meta:editing-cycles>122</meta:editing-cycles>
    <meta:editing-duration>P6DT7H29M26S</meta:editing-duration>
    <meta:user-defined meta:name="Info 1"/>
    <meta:user-defined meta:name="Info 2"/>
    <meta:user-defined meta:name="Info 3"/>
    <meta:user-defined meta:name="Info 4"/>
    <meta:document-statistic meta:table-count="3" meta:cell-count="157"/>
  </office:meta>
</office:document-meta>
</file>